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76b0" officeooo:paragraph-rsid="000876b0" fo:background-color="#ffff00"/>
    </style:style>
    <style:style style:name="P2" style:family="paragraph" style:parent-style-name="Standard" style:list-style-name="L1">
      <style:text-properties officeooo:rsid="000a2ec3" officeooo:paragraph-rsid="000a2ec3" fo:background-color="#ffff00"/>
    </style:style>
    <style:style style:name="P3" style:family="paragraph" style:parent-style-name="Standard" style:list-style-name="L1">
      <style:text-properties officeooo:rsid="000a2ec3" officeooo:paragraph-rsid="000a2e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46504341103317920" text:style-name="L1">
        <text:list-item>
          <text:p text:style-name="P1">Implement the cat command – Print file content</text:p>
        </text:list-item>
        <text:list-item>
          <text:p text:style-name="P1">Cat multiple file</text:p>
        </text:list-item>
        <text:list-item>
          <text:p text:style-name="P2">Generate file with random integers</text:p>
        </text:list-item>
        <text:list-item>
          <text:p text:style-name="P2">Sum integers from file</text:p>
        </text:list-item>
        <text:list-item>
          <text:p text:style-name="P2">Concatenate files into one</text:p>
        </text:list-item>
        <text:list-item>
          <text:p text:style-name="P2">Count characters, words or lines</text:p>
        </text:list-item>
        <text:list-item>
          <text:p text:style-name="P3">Pizza delivery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0:10:34.111027291</meta:creation-date>
    <meta:generator>LibreOffice/4.2.6.3$Linux_X86_64 LibreOffice_project/420m0$Build-3</meta:generator>
    <dc:date>2014-10-15T02:37:37.875428596</dc:date>
    <meta:editing-duration>P0D</meta:editing-duration>
    <meta:editing-cycles>1</meta:editing-cycles>
    <meta:document-statistic meta:table-count="0" meta:image-count="0" meta:object-count="0" meta:page-count="1" meta:paragraph-count="7" meta:word-count="37" meta:character-count="205" meta:non-whitespace-character-count="181"/>
  </office:meta>
</office:document-meta>
</file>